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Verdana" svg:font-family="Verdana, arial"/>
    <style:font-face style:name="Droid Sans Fallback1" svg:font-family="'Droid Sans Fallback'" style:font-family-generic="modern"/>
    <style:font-face style:name="Liberation Mono1" svg:font-family="'Liberation Mono', 'Courier New'" style:font-family-generic="modern"/>
    <style:font-face style:name="FreeSans1" svg:font-family="FreeSans" style:font-family-generic="swiss"/>
    <style:font-face style:name="arial" svg:font-family="arial, helvetica" style:font-family-generic="swiss"/>
    <style:font-face style:name="Droid Sans Fallback3" svg:font-family="'Droid Sans Fallback'" style:font-family-generic="modern" style:font-pitch="fixed"/>
    <style:font-face style:name="Liberation Mono" svg:font-family="'Liberation Mono'" style:font-family-generic="modern" style:font-pitch="fixed"/>
    <style:font-face style:name="Droid Arabic Naskh" svg:font-family="'Droid Arabic Naskh'" style:font-pitch="variable"/>
    <style:font-face style:name="Droid Sans Fallback2"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style:contextual-spacing="false" fo:padding="0in" fo:border="none"/>
      <style:text-properties fo:font-variant="normal" fo:text-transform="none" fo:color="#000000" style:text-line-through-style="none" style:text-line-through-type="none" style:font-name="Droid Arabic Naskh" fo:font-size="10pt" fo:letter-spacing="normal" fo:font-style="italic" style:text-underline-style="none" fo:font-weight="normal" style:font-size-asian="10pt" style:font-style-asian="italic" style:font-weight-asian="normal" style:font-name-complex="Droid Arabic Naskh"/>
    </style:style>
    <style:style style:name="P2" style:family="paragraph" style:parent-style-name="Standard">
      <style:paragraph-properties fo:margin-top="0in" fo:margin-bottom="0in" style:contextual-spacing="false" fo:text-align="justify" style:justify-single-word="false" fo:padding="0in" fo:border="none"/>
      <style:text-properties fo:font-variant="normal" fo:text-transform="none" fo:color="#000000" style:text-line-through-style="none" style:text-line-through-type="none" style:font-name="Droid Arabic Naskh" fo:font-size="10pt" fo:letter-spacing="normal" fo:font-style="normal" style:text-underline-style="none" fo:font-weight="normal" style:font-size-asian="10pt" style:font-style-asian="normal" style:font-weight-asian="normal" style:font-name-complex="Droid Arabic Naskh"/>
    </style:style>
    <style:style style:name="P3" style:family="paragraph" style:parent-style-name="Standard">
      <style:paragraph-properties fo:margin-top="0in" fo:margin-bottom="0in" style:contextual-spacing="false" fo:text-align="justify" style:justify-single-word="false" fo:padding="0in" fo:border="none"/>
    </style:style>
    <style:style style:name="P4" style:family="paragraph" style:parent-style-name="Standard">
      <style:paragraph-properties fo:margin-top="0in" fo:margin-bottom="0in" style:contextual-spacing="false" fo:text-align="justify" style:justify-single-word="false" fo:padding="0in" fo:border="none"/>
      <style:text-properties style:font-name="Droid Arabic Naskh" fo:font-size="10pt" style:font-size-asian="10pt" style:font-name-complex="Droid Arabic Naskh"/>
    </style:style>
    <style:style style:name="P5" style:family="paragraph" style:parent-style-name="Standard">
      <style:paragraph-properties fo:margin-left="0.5in" fo:margin-right="0in" fo:margin-top="0in" fo:margin-bottom="0in" style:contextual-spacing="false" fo:text-indent="0in" style:auto-text-indent="false" fo:padding="0in" fo:border="none"/>
    </style:style>
    <style:style style:name="P6" style:family="paragraph" style:parent-style-name="Standard">
      <style:paragraph-properties fo:margin-left="0.25in" fo:margin-right="0in" fo:margin-top="0in" fo:margin-bottom="0in" style:contextual-spacing="false" fo:text-indent="0in" style:auto-text-indent="false" fo:padding="0in" fo:border="none"/>
      <style:text-properties fo:font-variant="normal" fo:text-transform="none" fo:color="#000033" style:text-line-through-style="none" style:text-line-through-type="none" style:font-name="Droid Arabic Naskh" fo:font-size="10pt" fo:letter-spacing="normal" fo:font-style="italic" style:text-underline-style="none" fo:font-weight="normal" style:font-size-asian="10pt" style:font-style-asian="italic" style:font-weight-asian="normal" style:font-name-complex="Droid Arabic Naskh"/>
    </style:style>
    <style:style style:name="P7" style:family="paragraph" style:parent-style-name="Standard" style:master-page-name="Standard">
      <style:paragraph-properties style:page-number="auto"/>
    </style:style>
    <style:style style:name="P8" style:family="paragraph" style:parent-style-name="Text_20_body">
      <style:paragraph-properties fo:margin-top="0in" fo:margin-bottom="0in" style:contextual-spacing="false" fo:padding="0in" fo:border="none"/>
    </style:style>
    <style:style style:name="P9" style:family="paragraph" style:parent-style-name="Heading_20_1">
      <style:paragraph-properties fo:margin-top="0in" fo:margin-bottom="0in" style:contextual-spacing="false" fo:padding="0in" fo:border="none"/>
    </style:style>
    <style:style style:name="P10" style:family="paragraph" style:parent-style-name="Preformatted_20_Text">
      <style:text-properties fo:color="#0000ff" style:font-name="Ubuntu Mono" fo:font-size="10.5pt" style:font-size-asian="10.5pt" style:font-name-complex="Ubuntu Mono"/>
    </style:style>
    <style:style style:name="P11" style:family="paragraph" style:parent-style-name="Preformatted_20_Text">
      <style:paragraph-properties fo:widows="1"/>
      <style:text-properties fo:font-variant="normal" fo:text-transform="none" fo:color="#808080" fo:letter-spacing="normal"/>
    </style:style>
    <style:style style:name="P12" style:family="paragraph" style:parent-style-name="Preformatted_20_Text">
      <style:paragraph-properties fo:margin-top="0in" fo:margin-bottom="0in" style:contextual-spacing="false" fo:padding="0in" fo:border="none"/>
    </style:style>
    <style:style style:name="P13" style:family="paragraph" style:parent-style-name="Preformatted_20_Text">
      <style:paragraph-properties fo:margin-top="0in" fo:margin-bottom="0in" style:contextual-spacing="false" fo:padding="0in" fo:border="none"/>
      <style:text-properties style:font-name="Ubuntu Mono" fo:font-size="10.5pt" style:font-size-asian="10.5pt" style:font-name-complex="Ubuntu Mono"/>
    </style:style>
    <style:style style:name="P14" style:family="paragraph" style:parent-style-name="Preformatted_20_Text">
      <style:paragraph-properties fo:margin-top="0in" fo:margin-bottom="0in" style:contextual-spacing="false" fo:padding="0in" fo:border="none"/>
      <style:text-properties style:font-name="Droid Arabic Naskh" fo:font-size="10.5pt" style:font-size-asian="10.5pt" style:font-name-complex="Droid Arabic Naskh"/>
    </style:style>
    <style:style style:name="P15" style:family="paragraph" style:parent-style-name="Preformatted_20_Text">
      <style:paragraph-properties fo:margin-top="0in" fo:margin-bottom="0in" style:contextual-spacing="false" fo:padding="0in" fo:border="none"/>
      <style:text-properties style:font-name="Droid Arabic Naskh" fo:font-size="10.5pt" fo:font-weight="bold" style:font-size-asian="10.5pt" style:font-weight-asian="bold" style:font-name-complex="Droid Arabic Naskh"/>
    </style:style>
    <style:style style:name="P16" style:family="paragraph" style:parent-style-name="Preformatted_20_Text">
      <style:paragraph-properties fo:margin-top="0in" fo:margin-bottom="0in" style:contextual-spacing="false" fo:padding="0in" fo:border="none"/>
      <style:text-properties style:font-name="Droid Arabic Naskh" fo:font-size="10.5pt" fo:font-weight="bold" style:font-size-asian="10.5pt" style:font-weight-asian="bold" style:font-name-complex="Droid Arabic Naskh" style:font-weight-complex="bold"/>
    </style:style>
    <style:style style:name="P17" style:family="paragraph" style:parent-style-name="Preformatted_20_Text">
      <style:paragraph-properties fo:margin-top="0in" fo:margin-bottom="0in" style:contextual-spacing="false" fo:padding="0in" fo:border="none"/>
      <style:text-properties fo:font-variant="normal" fo:text-transform="none" fo:color="#808080" style:text-line-through-style="none" style:text-line-through-type="none" style:font-name="Droid Arabic Naskh" fo:font-size="10.5pt" fo:letter-spacing="normal" fo:font-style="normal" style:text-underline-style="none" fo:font-weight="normal" style:font-size-asian="10.5pt" style:font-style-asian="normal" style:font-weight-asian="normal" style:font-name-complex="Droid Arabic Naskh"/>
    </style:style>
    <style:style style:name="P18" style:family="paragraph" style:parent-style-name="Preformatted_20_Text">
      <style:paragraph-properties fo:margin-top="0in" fo:margin-bottom="0in" style:contextual-spacing="false" fo:text-align="justify" style:justify-single-word="false" fo:padding="0in" fo:border="none"/>
      <style:text-properties fo:font-variant="normal" fo:text-transform="none" fo:color="#808080" style:text-line-through-style="none" style:text-line-through-type="none" style:font-name="Droid Arabic Naskh" fo:font-size="9.75pt" fo:letter-spacing="normal" fo:font-style="normal" style:text-underline-style="none" fo:font-weight="normal" style:font-size-asian="10pt" style:font-style-asian="normal" style:font-weight-asian="normal" style:font-name-complex="Droid Arabic Naskh"/>
    </style:style>
    <style:style style:name="P19" style:family="paragraph" style:parent-style-name="Preformatted_20_Text">
      <style:paragraph-properties fo:margin-top="0in" fo:margin-bottom="0in" style:contextual-spacing="false" fo:padding="0in" fo:border="none"/>
      <style:text-properties fo:font-variant="normal" fo:text-transform="none" fo:color="#808080" fo:font-size="9.75pt" fo:letter-spacing="normal" fo:font-style="normal" fo:font-weight="normal" style:font-name-asian="Liberation Serif1" style:font-name-complex="Liberation Serif1"/>
    </style:style>
    <style:style style:name="P20" style:family="paragraph" style:parent-style-name="Preformatted_20_Text">
      <style:paragraph-properties fo:margin-top="0in" fo:margin-bottom="0in" style:contextual-spacing="false" fo:padding="0in" fo:border="none"/>
      <style:text-properties fo:font-variant="normal" fo:text-transform="none" fo:color="#808080" style:font-name="arial" fo:font-size="9.75pt" fo:letter-spacing="normal" fo:font-style="normal" fo:font-weight="normal" style:font-size-asian="8.5pt" style:font-style-asian="normal" style:font-weight-asian="normal" style:font-name-complex="arial"/>
    </style:style>
    <style:style style:name="P21" style:family="paragraph" style:parent-style-name="Preformatted_20_Text">
      <style:paragraph-properties fo:margin-top="0in" fo:margin-bottom="0in" style:contextual-spacing="false" fo:padding="0in" fo:border="none"/>
      <style:text-properties fo:font-variant="normal" fo:text-transform="none" fo:color="#808080" style:font-name="arial" fo:font-size="9.75pt" fo:letter-spacing="normal" fo:font-style="normal" fo:font-weight="normal" style:font-size-asian="7.5pt" style:font-style-asian="normal" style:font-weight-asian="normal" style:font-name-complex="arial"/>
    </style:style>
    <style:style style:name="P22" style:family="paragraph" style:parent-style-name="Preformatted_20_Text">
      <style:paragraph-properties fo:margin-top="0in" fo:margin-bottom="0in" style:contextual-spacing="false" fo:padding="0in" fo:border="none"/>
      <style:text-properties fo:font-variant="normal" fo:text-transform="none" fo:color="#000000" style:text-line-through-style="none" style:text-line-through-type="none" style:font-name="Droid Arabic Naskh" fo:font-size="10.5pt" fo:letter-spacing="normal" fo:font-style="italic" style:text-underline-style="none" fo:font-weight="normal" style:font-size-asian="10.5pt" style:font-style-asian="italic" style:font-weight-asian="normal" style:font-name-complex="Droid Arabic Naskh"/>
    </style:style>
    <style:style style:name="P23" style:family="paragraph" style:parent-style-name="Preformatted_20_Text">
      <style:paragraph-properties fo:margin-top="0in" fo:margin-bottom="0in" style:contextual-spacing="false" fo:padding="0in" fo:border="none"/>
      <style:text-properties fo:font-variant="normal" fo:text-transform="none" fo:color="#000000" style:font-name="arial" fo:font-size="7.5pt" fo:letter-spacing="normal" fo:font-style="normal" fo:font-weight="normal" style:font-size-asian="7.5pt" style:font-style-asian="normal" style:font-weight-asian="normal" style:font-name-complex="arial"/>
    </style:style>
    <style:style style:name="P24" style:family="paragraph" style:parent-style-name="Preformatted_20_Text">
      <style:paragraph-properties fo:margin-top="0in" fo:margin-bottom="0in" style:contextual-spacing="false" fo:padding="0in" fo:border="none"/>
      <style:text-properties fo:font-variant="normal" fo:text-transform="none" fo:color="#000000" style:font-name="Verdana" fo:font-size="9pt" fo:letter-spacing="normal" fo:font-style="normal" fo:font-weight="bold" style:font-size-asian="9pt" style:font-style-asian="normal" style:font-weight-asian="bold" style:font-name-complex="Verdana"/>
    </style:style>
    <style:style style:name="P25" style:family="paragraph" style:parent-style-name="Preformatted_20_Text">
      <style:paragraph-properties fo:margin-top="0in" fo:margin-bottom="0in" style:contextual-spacing="false" fo:padding="0in" fo:border="none"/>
      <style:text-properties fo:font-variant="normal" fo:text-transform="none" fo:color="#000033" style:text-line-through-style="none" style:text-line-through-type="none" style:font-name="Droid Arabic Naskh" fo:font-size="10pt" fo:letter-spacing="normal" fo:font-style="italic" style:text-underline-style="none" fo:font-weight="normal" style:font-size-asian="10pt" style:font-style-asian="italic" style:font-weight-asian="normal" style:font-name-complex="Droid Arabic Naskh"/>
    </style:style>
    <style:style style:name="P26" style:family="paragraph" style:parent-style-name="Preformatted_20_Text">
      <style:paragraph-properties fo:margin-top="0in" fo:margin-bottom="0in" style:contextual-spacing="false" fo:padding="0in" fo:border="none"/>
      <style:text-properties fo:color="#808080" style:font-name="Droid Arabic Naskh" fo:font-size="10.5pt" style:font-size-asian="10.5pt" style:font-name-complex="Droid Arabic Naskh"/>
    </style:style>
    <style:style style:name="P27" style:family="paragraph" style:parent-style-name="Preformatted_20_Text">
      <style:paragraph-properties fo:margin-top="0in" fo:margin-bottom="0in" style:contextual-spacing="false" fo:padding="0in" fo:border="none"/>
      <style:text-properties fo:color="#999999" style:font-name="Droid Arabic Naskh" fo:font-size="10.5pt" style:font-size-asian="10.5pt" style:font-name-complex="Droid Arabic Naskh"/>
    </style:style>
    <style:style style:name="P28" style:family="paragraph" style:parent-style-name="Preformatted_20_Text">
      <style:paragraph-properties fo:margin-top="0in" fo:margin-bottom="0in" style:contextual-spacing="false" fo:padding="0in" fo:border="none"/>
      <style:text-properties officeooo:paragraph-rsid="00048faa"/>
    </style:style>
    <style:style style:name="P29" style:family="paragraph" style:parent-style-name="Preformatted_20_Text">
      <style:paragraph-properties fo:margin-left="0.4366in" fo:margin-right="0in" fo:margin-top="0in" fo:margin-bottom="0in" style:contextual-spacing="false" fo:text-indent="0in" style:auto-text-indent="false" fo:padding="0in" fo:border="none"/>
    </style:style>
    <style:style style:name="P30" style:family="paragraph" style:parent-style-name="Preformatted_20_Text">
      <style:paragraph-properties fo:margin-left="0.4366in" fo:margin-right="0in" fo:margin-top="0in" fo:margin-bottom="0in" style:contextual-spacing="false" fo:text-indent="0in" style:auto-text-indent="false" fo:padding="0in" fo:border="none"/>
      <style:text-properties fo:color="#000033" style:font-name="Droid Arabic Naskh" fo:font-size="10.5pt" style:font-size-asian="10.5pt" style:font-name-complex="Droid Arabic Naskh"/>
    </style:style>
    <style:style style:name="P31" style:family="paragraph" style:parent-style-name="Preformatted_20_Text">
      <style:paragraph-properties fo:margin-left="0.4366in" fo:margin-right="0in" fo:margin-top="0in" fo:margin-bottom="0in" style:contextual-spacing="false" fo:text-indent="0in" style:auto-text-indent="false" fo:padding="0in" fo:border="none"/>
      <style:text-properties fo:color="#000033" style:font-name="Droid Arabic Naskh" fo:font-size="10pt" fo:font-style="italic" style:font-name-asian="Droid Sans Fallback1" style:font-size-asian="10pt" style:font-style-asian="italic" style:font-name-complex="Droid Arabic Naskh" style:font-size-complex="10pt" style:font-style-complex="italic"/>
    </style:style>
    <style:style style:name="P32" style:family="paragraph" style:parent-style-name="Preformatted_20_Text">
      <style:paragraph-properties fo:margin-left="0.4366in" fo:margin-right="0in" fo:margin-top="0in" fo:margin-bottom="0in" style:contextual-spacing="false" fo:text-indent="0in" style:auto-text-indent="false" fo:padding="0in" fo:border="none"/>
      <style:text-properties fo:font-variant="normal" fo:text-transform="none" fo:color="#000033" fo:letter-spacing="normal"/>
    </style:style>
    <style:style style:name="P33" style:family="paragraph" style:parent-style-name="Preformatted_20_Text">
      <style:paragraph-properties fo:margin-left="0.4366in" fo:margin-right="0in" fo:margin-top="0in" fo:margin-bottom="0in" style:contextual-spacing="false" fo:text-indent="0in" style:auto-text-indent="false" fo:padding="0in" fo:border="none"/>
      <style:text-properties fo:font-variant="normal" fo:text-transform="none" fo:color="#808080" style:text-line-through-style="none" style:text-line-through-type="none" style:font-name="Droid Arabic Naskh" fo:font-size="10.5pt" fo:letter-spacing="normal" fo:font-style="normal" style:text-underline-style="none" fo:font-weight="normal" style:font-size-asian="10.5pt" style:font-style-asian="normal" style:font-weight-asian="normal" style:font-name-complex="Droid Arabic Naskh"/>
    </style:style>
    <style:style style:name="P34" style:family="paragraph" style:parent-style-name="Preformatted_20_Text">
      <style:paragraph-properties fo:margin-left="0.5in" fo:margin-right="0in" fo:margin-top="0in" fo:margin-bottom="0in" style:contextual-spacing="false" fo:text-indent="0in" style:auto-text-indent="false" fo:padding="0in" fo:border="none"/>
    </style:style>
    <style:style style:name="P35" style:family="paragraph" style:parent-style-name="Preformatted_20_Text">
      <style:paragraph-properties fo:margin-left="0.5in" fo:margin-right="0in" fo:margin-top="0in" fo:margin-bottom="0in" style:contextual-spacing="false" fo:text-indent="0in" style:auto-text-indent="false" fo:padding="0in" fo:border="none"/>
      <style:text-properties style:font-name="Droid Arabic Naskh" fo:font-size="10.5pt" style:font-size-asian="10.5pt" style:font-name-complex="Droid Arabic Naskh"/>
    </style:style>
    <style:style style:name="P36" style:family="paragraph" style:parent-style-name="Preformatted_20_Text">
      <style:paragraph-properties fo:margin-left="0.5in" fo:margin-right="0in" fo:margin-top="0in" fo:margin-bottom="0in" style:contextual-spacing="false" fo:text-indent="0in" style:auto-text-indent="false" fo:padding="0in" fo:border="none"/>
      <style:text-properties fo:font-variant="normal" fo:text-transform="none" fo:color="#000033" style:text-line-through-style="none" style:text-line-through-type="none" style:font-name="Droid Arabic Naskh" fo:font-size="10pt" fo:letter-spacing="normal" fo:font-style="italic" style:text-underline-style="none" fo:font-weight="normal" style:font-size-asian="10pt" style:font-style-asian="italic" style:font-weight-asian="normal" style:font-name-complex="Droid Arabic Naskh"/>
    </style:style>
    <style:style style:name="P37" style:family="paragraph" style:parent-style-name="Preformatted_20_Text">
      <style:paragraph-properties fo:margin-left="0.5in" fo:margin-right="0in" fo:margin-top="0in" fo:margin-bottom="0in" style:contextual-spacing="false" fo:text-indent="0in" style:auto-text-indent="false" fo:padding="0in" fo:border="none"/>
      <style:text-properties fo:font-variant="normal" fo:text-transform="none" fo:color="#808080" style:font-name="Droid Arabic Naskh" fo:font-size="10pt" fo:letter-spacing="normal" fo:font-style="italic" fo:font-weight="normal" style:font-size-asian="10pt" style:font-style-asian="italic" style:font-weight-asian="normal" style:font-name-complex="Droid Arabic Naskh"/>
    </style:style>
    <style:style style:name="P38" style:family="paragraph" style:parent-style-name="Preformatted_20_Text">
      <style:paragraph-properties fo:margin-left="0.5618in" fo:margin-right="0in" fo:margin-top="0in" fo:margin-bottom="0in" style:contextual-spacing="false" fo:text-indent="0in" style:auto-text-indent="false" fo:padding="0in" fo:border="none"/>
    </style:style>
    <style:style style:name="P39" style:family="paragraph" style:parent-style-name="Preformatted_20_Text">
      <style:paragraph-properties fo:margin-left="0.5618in" fo:margin-right="0in" fo:margin-top="0in" fo:margin-bottom="0in" style:contextual-spacing="false" fo:text-indent="0in" style:auto-text-indent="false" fo:padding="0in" fo:border="none"/>
      <style:text-properties fo:font-variant="normal" fo:text-transform="none" fo:color="#000033" style:text-line-through-style="none" style:text-line-through-type="none" style:font-name="Droid Arabic Naskh" fo:font-size="10pt" fo:letter-spacing="normal" fo:font-style="italic" style:text-underline-style="none" fo:font-weight="normal" style:font-size-asian="10pt" style:font-style-asian="italic" style:font-weight-asian="normal" style:font-name-complex="Droid Arabic Naskh"/>
    </style:style>
    <style:style style:name="P40" style:family="paragraph" style:parent-style-name="Preformatted_20_Text">
      <style:paragraph-properties fo:margin-left="0.5618in" fo:margin-right="0in" fo:margin-top="0in" fo:margin-bottom="0in" style:contextual-spacing="false" fo:text-indent="0in" style:auto-text-indent="false" fo:padding="0in" fo:border="none"/>
      <style:text-properties fo:font-variant="normal" fo:text-transform="none" fo:color="#000033" style:text-line-through-style="none" style:text-line-through-type="none" style:font-name="Droid Arabic Naskh" fo:font-size="10pt" fo:letter-spacing="normal" fo:font-style="italic" style:text-underline-style="none" fo:font-weight="normal" style:font-size-asian="10pt" style:font-style-asian="italic" style:font-weight-asian="normal" style:font-name-complex="Droid Arabic Naskh" style:font-weight-complex="bold"/>
    </style:style>
    <style:style style:name="P41" style:family="paragraph" style:parent-style-name="Preformatted_20_Text">
      <style:paragraph-properties fo:margin-left="0.5618in" fo:margin-right="0in" fo:margin-top="0in" fo:margin-bottom="0in" style:contextual-spacing="false" fo:text-indent="0in" style:auto-text-indent="false" fo:padding="0in" fo:border="none"/>
      <style:text-properties fo:font-variant="normal" fo:text-transform="none" fo:color="#808080" style:text-line-through-style="none" style:text-line-through-type="none" style:font-name="Droid Arabic Naskh" fo:font-size="10pt" fo:letter-spacing="normal" fo:font-style="normal" style:text-underline-style="none" fo:font-weight="normal" style:font-size-asian="10pt" style:font-style-asian="normal" style:font-weight-asian="normal" style:font-name-complex="Droid Arabic Naskh" style:font-weight-complex="bold"/>
    </style:style>
    <style:style style:name="P42" style:family="paragraph" style:parent-style-name="Preformatted_20_Text">
      <style:paragraph-properties fo:margin-left="0.5618in" fo:margin-right="0in" fo:margin-top="0in" fo:margin-bottom="0in" style:contextual-spacing="false" fo:text-indent="0in" style:auto-text-indent="false" fo:padding="0in" fo:border="none"/>
      <style:text-properties style:font-name="Droid Arabic Naskh" fo:font-size="10.5pt" fo:font-weight="bold" style:font-size-asian="10.5pt" style:font-weight-asian="bold" style:font-name-complex="Droid Arabic Naskh" style:font-weight-complex="bold"/>
    </style:style>
    <style:style style:name="P43" style:family="paragraph" style:parent-style-name="Preformatted_20_Text">
      <style:paragraph-properties fo:margin-left="0.25in" fo:margin-right="0in" fo:margin-top="0in" fo:margin-bottom="0in" style:contextual-spacing="false" fo:text-indent="0in" style:auto-text-indent="false" fo:padding="0in" fo:border="none"/>
      <style:text-properties fo:font-variant="normal" fo:text-transform="none" fo:color="#000033" style:text-line-through-style="none" style:text-line-through-type="none" style:font-name="Droid Arabic Naskh" fo:font-size="10pt" fo:letter-spacing="normal" fo:font-style="italic" style:text-underline-style="solid" style:text-underline-width="auto" style:text-underline-color="font-color" fo:font-weight="normal" style:font-size-asian="10pt" style:font-style-asian="italic" style:font-weight-asian="normal" style:font-name-complex="Droid Arabic Naskh"/>
    </style:style>
    <style:style style:name="P44" style:family="paragraph" style:parent-style-name="Preformatted_20_Text">
      <style:paragraph-properties fo:margin-top="0in" fo:margin-bottom="0.1965in" style:contextual-spacing="false" fo:widows="1"/>
      <style:text-properties fo:font-variant="normal" fo:text-transform="none" fo:color="#808080" fo:font-size="9.75pt" fo:letter-spacing="normal" fo:font-style="normal" fo:font-weight="normal"/>
    </style:style>
    <style:style style:name="P45" style:family="paragraph" style:parent-style-name="List_20_Contents">
      <style:paragraph-properties fo:margin-left="0in" fo:margin-right="0in" fo:margin-top="0in" fo:margin-bottom="0in" style:contextual-spacing="false" style:line-height-at-least="0.1563in" fo:text-align="start" style:justify-single-word="false" fo:orphans="2" fo:widows="2" fo:text-indent="0in" style:auto-text-indent="false" fo:padding="0in" fo:border="none"/>
    </style:style>
    <style:style style:name="P46" style:family="paragraph" style:parent-style-name="List_20_Contents">
      <style:paragraph-properties fo:margin-left="0in" fo:margin-right="0in" fo:margin-top="0in" fo:margin-bottom="0in" style:contextual-spacing="false" style:line-height-at-least="0.1563in" fo:text-align="start" style:justify-single-word="false" fo:orphans="2" fo:widows="2" fo:text-indent="0in" style:auto-text-indent="false" fo:padding="0in" fo:border="none"/>
      <style:text-properties fo:font-variant="normal" fo:text-transform="none" fo:color="#575757" style:font-name="arial" fo:font-size="8.5pt" fo:letter-spacing="normal" fo:font-style="normal" fo:font-weight="normal" style:font-size-asian="8.5pt" style:font-style-asian="normal" style:font-weight-asian="normal" style:font-name-complex="arial"/>
    </style:style>
    <style:style style:name="P47" style:family="paragraph" style:parent-style-name="List_20_Contents">
      <style:paragraph-properties fo:margin-left="0in" fo:margin-right="0in" fo:margin-top="0in" fo:margin-bottom="0in" style:contextual-spacing="false" style:line-height-at-least="0.1563in" fo:text-align="start" style:justify-single-word="false" fo:orphans="2" fo:widows="2" fo:text-indent="0in" style:auto-text-indent="false" fo:padding="0in" fo:border="none"/>
      <style:text-properties style:font-name="arial" fo:font-size="8.5pt" style:font-size-asian="8.5pt" style:font-name-complex="arial"/>
    </style:style>
    <style:style style:name="P48" style:family="paragraph" style:parent-style-name="List_20_Contents">
      <style:paragraph-properties fo:margin-top="0in" fo:margin-bottom="0in" style:contextual-spacing="false" fo:padding="0in" fo:border="none"/>
      <style:text-properties fo:font-variant="normal" fo:text-transform="none" fo:color="#575757" style:font-name="arial" fo:font-size="8.5pt" fo:letter-spacing="normal" fo:font-style="normal" fo:font-weight="normal" style:font-size-asian="8.5pt" style:font-style-asian="normal" style:font-weight-asian="normal" style:font-name-complex="arial"/>
    </style:style>
    <style:style style:name="P49" style:family="paragraph" style:parent-style-name="List_20_Heading">
      <style:paragraph-properties fo:margin-top="0in" fo:margin-bottom="0in" style:contextual-spacing="false" fo:padding="0in" fo:border="none"/>
    </style:style>
    <style:style style:name="P50" style:family="paragraph" style:parent-style-name="List_20_Heading">
      <style:paragraph-properties fo:margin-top="0in" fo:margin-bottom="0in" style:contextual-spacing="false" style:line-height-at-least="0.1563in" fo:text-align="start" style:justify-single-word="false" fo:orphans="2" fo:widows="2" fo:padding="0in" fo:border="none"/>
    </style:style>
    <style:style style:name="P51" style:family="paragraph" style:parent-style-name="List_20_Heading">
      <style:paragraph-properties fo:margin-top="0in" fo:margin-bottom="0in" style:contextual-spacing="false" fo:padding="0in" fo:border="none"/>
      <style:text-properties fo:font-variant="normal" fo:text-transform="none" fo:color="#575757" style:font-name="arial" fo:font-size="8.5pt" fo:letter-spacing="normal" fo:font-style="normal" fo:font-weight="normal" style:font-size-asian="8.5pt" style:font-style-asian="normal" style:font-weight-asian="normal" style:font-name-complex="arial"/>
    </style:style>
    <style:style style:name="T1" style:family="text">
      <style:text-properties style:font-name-asian="Liberation Mono1"/>
    </style:style>
    <style:style style:name="T2" style:family="text">
      <style:text-properties style:font-name="Ubuntu Mono" fo:font-size="10.5pt" style:font-size-asian="10.5pt" style:font-name-complex="Ubuntu Mono"/>
    </style:style>
    <style:style style:name="T3" style:family="text">
      <style:text-properties style:font-weight-complex="bold"/>
    </style:style>
    <style:style style:name="T4" style:family="text">
      <style:text-properties style:font-name="Droid Arabic Naskh" fo:font-size="10.5pt" fo:font-weight="bold" style:font-size-asian="10.5pt" style:font-weight-asian="bold" style:font-name-complex="Droid Arabic Naskh" style:font-weight-complex="bold"/>
    </style:style>
    <style:style style:name="T5" style:family="text">
      <style:text-properties style:font-name="Droid Arabic Naskh" fo:font-size="10.5pt" style:font-size-asian="10.5pt" style:font-name-complex="Droid Arabic Naskh"/>
    </style:style>
    <style:style style:name="T6" style:family="text">
      <style:text-properties fo:color="#000033" style:font-name="Droid Arabic Naskh" fo:font-size="10pt" fo:font-style="italic" style:font-size-asian="10pt" style:font-style-asian="italic" style:font-name-complex="Droid Arabic Naskh" style:font-size-complex="10pt" style:font-style-complex="italic"/>
    </style:style>
    <style:style style:name="T7" style:family="text">
      <style:text-properties fo:color="#000033" style:font-name="Droid Arabic Naskh" fo:font-size="10pt" fo:font-style="italic" fo:font-weight="bold" style:font-size-asian="10pt" style:font-style-asian="italic" style:font-weight-asian="bold" style:font-name-complex="Droid Arabic Naskh" style:font-size-complex="10pt" style:font-style-complex="italic" style:font-weight-complex="bold"/>
    </style:style>
    <style:style style:name="T8" style:family="text">
      <style:text-properties fo:color="#000033" style:font-name="Droid Arabic Naskh" fo:font-size="10pt" fo:font-style="italic" style:font-name-asian="Droid Sans Fallback1" style:font-size-asian="10pt" style:font-style-asian="italic" style:font-name-complex="Droid Arabic Naskh" style:font-size-complex="10pt" style:font-style-complex="italic"/>
    </style:style>
    <style:style style:name="T9" style:family="text">
      <style:text-properties fo:color="#000033" style:font-name="Droid Arabic Naskh" fo:font-size="10.5pt" style:font-size-asian="10.5pt" style:font-name-complex="Droid Arabic Naskh"/>
    </style:style>
    <style:style style:name="T10" style:family="text">
      <style:text-properties fo:font-variant="normal" fo:text-transform="none" fo:color="#000033" style:font-name="Droid Arabic Naskh" fo:font-size="10pt" fo:letter-spacing="normal" fo:font-style="italic" fo:font-weight="normal" style:font-name-asian="Droid Sans Fallback1" style:font-size-asian="10pt" style:font-style-asian="italic" style:font-weight-asian="normal" style:font-name-complex="Droid Arabic Naskh" style:font-size-complex="10pt" style:font-style-complex="italic"/>
    </style:style>
    <style:style style:name="T11" style:family="text">
      <style:text-properties fo:font-variant="normal" fo:text-transform="none" fo:color="#000033" style:font-name="Droid Arabic Naskh" fo:font-size="10pt" fo:letter-spacing="normal" fo:font-style="italic" fo:font-weight="normal" style:font-size-asian="10pt" style:font-style-asian="italic" style:font-weight-asian="normal" style:font-name-complex="Droid Arabic Naskh"/>
    </style:style>
    <style:style style:name="T12" style:family="text">
      <style:text-properties fo:font-variant="normal" fo:text-transform="none" fo:color="#000033" style:font-name="Droid Arabic Naskh" fo:font-size="10pt" fo:letter-spacing="normal" fo:font-style="italic" style:font-name-asian="Droid Sans Fallback1" style:font-size-asian="10pt" style:font-style-asian="italic" style:font-name-complex="Droid Arabic Naskh" style:font-size-complex="10pt" style:font-style-complex="italic"/>
    </style:style>
    <style:style style:name="T13" style:family="text">
      <style:text-properties fo:font-variant="normal" fo:text-transform="none" fo:color="#000033" style:font-name="Droid Arabic Naskh" fo:font-size="10pt" fo:letter-spacing="normal" fo:font-style="italic" style:text-underline-style="solid" style:text-underline-width="auto" style:text-underline-color="font-color" fo:font-weight="normal" style:font-name-asian="Droid Sans Fallback1" style:font-size-asian="10pt" style:font-style-asian="italic" style:font-weight-asian="normal" style:font-name-complex="Droid Arabic Naskh" style:font-size-complex="10pt" style:font-style-complex="italic"/>
    </style:style>
    <style:style style:name="T14" style:family="text">
      <style:text-properties fo:font-variant="normal" fo:text-transform="none" fo:color="#000033" style:font-name="Droid Arabic Naskh" fo:font-size="10pt" fo:letter-spacing="normal" fo:font-style="italic" style:text-underline-style="solid" style:text-underline-width="auto" style:text-underline-color="font-color" style:font-name-asian="Droid Sans Fallback1" style:font-size-asian="10pt" style:font-style-asian="italic" style:font-name-complex="Droid Arabic Naskh" style:font-size-complex="10pt" style:font-style-complex="italic"/>
    </style:style>
    <style:style style:name="T15" style:family="text">
      <style:text-properties fo:font-variant="normal" fo:text-transform="none" fo:color="#000033" style:text-line-through-style="none" style:text-line-through-type="none" style:font-name="Droid Arabic Naskh" fo:font-size="10pt" fo:letter-spacing="normal" fo:font-style="italic" style:text-underline-style="none" fo:font-weight="normal" style:font-size-asian="10pt" style:font-style-asian="italic" style:font-weight-asian="normal" style:font-name-complex="Droid Arabic Naskh"/>
    </style:style>
    <style:style style:name="T16" style:family="text">
      <style:text-properties fo:font-variant="normal" fo:text-transform="none" fo:color="#000033" style:text-line-through-style="none" style:text-line-through-type="none" style:font-name="Droid Arabic Naskh" fo:font-size="10pt" fo:letter-spacing="normal" fo:font-style="italic" style:text-underline-style="none" fo:font-weight="normal" style:font-size-asian="10pt" style:font-style-asian="italic" style:font-weight-asian="normal" style:font-name-complex="Droid Arabic Naskh" style:font-weight-complex="normal"/>
    </style:style>
    <style:style style:name="T17" style:family="text">
      <style:text-properties fo:font-variant="normal" fo:text-transform="none" fo:color="#000033" style:text-line-through-style="none" style:text-line-through-type="none" style:font-name="Droid Arabic Naskh" fo:font-size="10pt" fo:letter-spacing="normal" fo:font-style="italic" style:text-underline-style="none" fo:font-weight="normal" style:font-size-asian="10pt" style:font-style-asian="italic" style:font-weight-asian="normal" style:font-name-complex="Droid Arabic Naskh" style:font-weight-complex="bold"/>
    </style:style>
    <style:style style:name="T18" style:family="text">
      <style:text-properties fo:font-variant="normal" fo:text-transform="none" fo:color="#000033" style:text-line-through-style="none" style:text-line-through-type="none" style:font-name="Droid Arabic Naskh" fo:font-size="10pt" fo:letter-spacing="normal" fo:font-style="italic" style:text-underline-style="none" fo:font-weight="bold" style:font-size-asian="10pt" style:font-style-asian="italic" style:font-weight-asian="bold" style:font-name-complex="Droid Arabic Naskh" style:font-weight-complex="bold"/>
    </style:style>
    <style:style style:name="T19" style:family="text">
      <style:text-properties fo:font-variant="normal" fo:text-transform="none" fo:color="#000033" style:text-line-through-style="none" style:text-line-through-type="none" style:font-name="Droid Arabic Naskh" fo:font-size="10pt" fo:letter-spacing="normal" fo:font-style="italic" style:text-underline-style="solid" style:text-underline-width="auto" style:text-underline-color="font-color" fo:font-weight="normal" style:font-size-asian="10pt" style:font-style-asian="italic" style:font-weight-asian="normal" style:font-name-complex="Droid Arabic Naskh"/>
    </style:style>
    <style:style style:name="T20" style:family="text">
      <style:text-properties fo:font-variant="normal" fo:text-transform="none" fo:color="#000033" style:text-line-through-style="none" style:text-line-through-type="none" style:font-name="Droid Arabic Naskh" fo:font-size="10pt" fo:letter-spacing="normal" fo:font-style="italic" style:text-underline-style="solid" style:text-underline-width="auto" style:text-underline-color="font-color" fo:font-weight="normal" style:font-size-asian="10pt" style:font-style-asian="italic" style:font-weight-asian="normal" style:font-name-complex="Droid Arabic Naskh" style:font-weight-complex="bold"/>
    </style:style>
    <style:style style:name="T21" style:family="text">
      <style:text-properties fo:font-variant="normal" fo:text-transform="none" fo:color="#000033" fo:letter-spacing="normal"/>
    </style:style>
    <style:style style:name="T22" style:family="text">
      <style:text-properties fo:font-variant="normal" fo:text-transform="none" fo:color="#000000" style:text-line-through-style="none" style:text-line-through-type="none" style:font-name="Droid Arabic Naskh" fo:font-size="10pt" fo:letter-spacing="normal" fo:font-style="italic" style:text-underline-style="none" fo:font-weight="normal" style:font-size-asian="10pt" style:font-style-asian="italic" style:font-weight-asian="normal" style:font-name-complex="Droid Arabic Naskh"/>
    </style:style>
    <style:style style:name="T23" style:family="text">
      <style:text-properties fo:font-variant="normal" fo:text-transform="none" fo:color="#000000" style:text-line-through-style="none" style:text-line-through-type="none" style:font-name="Droid Arabic Naskh" fo:font-size="10pt" fo:letter-spacing="normal" fo:font-style="normal" style:text-underline-style="none" fo:font-weight="normal" style:font-size-asian="10pt" style:font-style-asian="normal" style:font-weight-asian="normal" style:font-name-complex="Droid Arabic Naskh"/>
    </style:style>
    <style:style style:name="T24" style:family="text">
      <style:text-properties fo:font-variant="normal" fo:text-transform="none" fo:color="#000000" style:text-line-through-style="none" style:text-line-through-type="none" style:font-name="Droid Arabic Naskh" fo:font-size="10.5pt" fo:letter-spacing="normal" fo:font-style="normal" style:text-underline-style="none" fo:font-weight="normal" style:font-size-asian="10.5pt" style:font-style-asian="normal" style:font-weight-asian="normal" style:font-name-complex="Droid Arabic Naskh"/>
    </style:style>
    <style:style style:name="T25" style:family="text">
      <style:text-properties fo:font-variant="normal" fo:text-transform="none" fo:color="#000000" style:text-line-through-style="none" style:text-line-through-type="none" fo:letter-spacing="normal" fo:font-style="normal" style:text-underline-style="none" fo:font-weight="normal" style:font-style-asian="normal" style:font-weight-asian="normal"/>
    </style:style>
    <style:style style:name="T26" style:family="text">
      <style:text-properties fo:font-variant="normal" fo:text-transform="none" fo:color="#000000" style:font-name="Verdana" fo:font-size="9pt" fo:letter-spacing="normal" fo:font-style="normal" fo:font-weight="bold" style:font-size-asian="9pt" style:font-style-asian="normal" style:font-weight-asian="bold" style:font-name-complex="Verdana"/>
    </style:style>
    <style:style style:name="T27" style:family="text">
      <style:text-properties fo:font-variant="normal" fo:text-transform="none" fo:color="#808080" style:text-line-through-style="none" style:text-line-through-type="none" style:font-name="Droid Arabic Naskh" fo:font-size="10.5pt" fo:letter-spacing="normal" fo:font-style="normal" style:text-underline-style="none" fo:font-weight="normal" style:font-size-asian="10.5pt" style:font-style-asian="normal" style:font-weight-asian="normal" style:font-name-complex="Droid Arabic Naskh"/>
    </style:style>
    <style:style style:name="T28" style:family="text">
      <style:text-properties fo:font-variant="normal" fo:text-transform="none" fo:color="#808080" style:text-line-through-style="none" style:text-line-through-type="none" style:font-name="Droid Arabic Naskh" fo:font-size="10.5pt" fo:letter-spacing="normal" fo:font-style="normal" style:text-underline-style="none" fo:font-weight="normal" style:font-name-asian="Droid Arabic Naskh" style:font-size-asian="10.5pt" style:font-style-asian="normal" style:font-weight-asian="normal" style:font-name-complex="Droid Arabic Naskh"/>
    </style:style>
    <style:style style:name="T29" style:family="text">
      <style:text-properties fo:font-variant="normal" fo:text-transform="none" fo:color="#808080" style:text-line-through-style="none" style:text-line-through-type="none" style:font-name="Droid Arabic Naskh" fo:font-size="10pt" fo:letter-spacing="normal" fo:font-style="normal" style:text-underline-style="none" fo:font-weight="normal" style:font-size-asian="10pt" style:font-style-asian="normal" style:font-weight-asian="normal" style:font-name-complex="Droid Arabic Naskh"/>
    </style:style>
    <style:style style:name="T30" style:family="text">
      <style:text-properties fo:font-variant="normal" fo:text-transform="none" fo:color="#808080" style:text-line-through-style="none" style:text-line-through-type="none" style:font-name="Droid Arabic Naskh" fo:font-size="10pt" fo:letter-spacing="normal" fo:font-style="normal" style:text-underline-style="none" fo:font-weight="normal" style:font-size-asian="10pt" style:font-style-asian="normal" style:font-weight-asian="normal" style:font-name-complex="Droid Arabic Naskh" style:font-weight-complex="bold"/>
    </style:style>
    <style:style style:name="T31" style:family="text">
      <style:text-properties fo:font-variant="normal" fo:text-transform="none" fo:color="#808080" style:text-line-through-style="none" style:text-line-through-type="none" style:font-name="Droid Arabic Naskh" fo:font-size="10pt" fo:letter-spacing="normal" fo:font-style="normal" style:text-underline-style="none" fo:font-weight="normal" officeooo:rsid="00048faa" style:font-size-asian="10pt" style:font-style-asian="normal" style:font-weight-asian="normal" style:font-name-complex="Droid Arabic Naskh"/>
    </style:style>
    <style:style style:name="T32" style:family="text">
      <style:text-properties fo:font-variant="normal" fo:text-transform="none" fo:color="#808080" fo:font-size="10.5pt" fo:letter-spacing="normal" fo:font-style="normal" fo:font-weight="normal"/>
    </style:style>
    <style:style style:name="T33" style:family="text">
      <style:text-properties fo:font-variant="normal" fo:text-transform="none" fo:color="#808080" fo:font-size="10.5pt" fo:letter-spacing="normal" fo:font-style="normal" fo:font-weight="normal" officeooo:rsid="00048faa"/>
    </style:style>
    <style:style style:name="T34" style:family="text">
      <style:text-properties fo:font-variant="normal" fo:text-transform="none" fo:color="#575757" style:text-line-through-style="none" style:text-line-through-type="none" style:font-name="arial" fo:font-size="8.5pt" fo:letter-spacing="normal" fo:font-style="normal" style:text-underline-style="none" fo:font-weight="normal" style:font-size-asian="8.5pt" style:font-style-asian="normal" style:font-weight-asian="normal" style:font-name-complex="arial"/>
    </style:style>
    <style:style style:name="T35" style:family="text">
      <style:text-properties fo:font-variant="normal" fo:text-transform="none" fo:color="#575757" style:text-line-through-style="none" style:text-line-through-type="none" style:font-name="arial" fo:font-size="10pt" fo:letter-spacing="normal" fo:font-style="normal" style:text-underline-style="none" fo:font-weight="bold" style:font-size-asian="10pt" style:font-style-asian="normal" style:font-weight-asian="bold" style:font-name-complex="arial"/>
    </style:style>
    <style:style style:name="T36" style:family="text">
      <style:text-properties fo:font-variant="normal" fo:text-transform="none" fo:color="#575757" style:text-line-through-style="none" style:text-line-through-type="none" style:font-name="Droid Arabic Naskh" fo:font-size="10.5pt" fo:letter-spacing="normal" fo:font-style="normal" style:text-underline-style="none" fo:font-weight="normal" style:font-size-asian="10.5pt" style:font-style-asian="normal" style:font-weight-asian="normal" style:font-name-complex="Droid Arabic Naskh"/>
    </style:style>
    <style:style style:name="T37" style:family="text">
      <style:text-properties fo:font-variant="normal" fo:text-transform="none" fo:color="#575757" style:font-name="arial" fo:font-size="8.5pt" fo:letter-spacing="normal" fo:font-style="normal" fo:font-weight="normal" style:font-size-asian="8.5pt" style:font-style-asian="normal" style:font-weight-asian="normal" style:font-name-complex="arial"/>
    </style:style>
    <style:style style:name="T38" style:family="text">
      <style:text-properties fo:font-variant="normal" fo:text-transform="none" fo:color="#575757" fo:letter-spacing="normal"/>
    </style:style>
    <style:style style:name="T39" style:family="text">
      <style:text-properties fo:font-variant="normal" fo:text-transform="none" fo:color="#575757" style:font-name="Droid Arabic Naskh" fo:font-size="10.5pt" fo:letter-spacing="normal" style:font-size-asian="10.5pt" style:font-name-complex="Droid Arabic Naskh"/>
    </style:style>
    <style:style style:name="T40" style:family="text">
      <style:text-properties fo:font-variant="normal" fo:text-transform="none" fo:color="#333333" fo:font-size="10.5pt" fo:letter-spacing="normal" fo:font-style="normal" fo:font-weight="normal"/>
    </style:style>
    <style:style style:name="T41" style:family="text">
      <style:text-properties fo:color="#808080"/>
    </style:style>
    <style:style style:name="T42" style:family="text">
      <style:text-properties fo:color="#808080" style:font-name="Droid Arabic Naskh" fo:font-size="10.5pt" style:font-size-asian="10.5pt" style:font-name-complex="Droid Arabic Naskh"/>
    </style:style>
    <style:style style:name="T43" style:family="text">
      <style:text-properties fo:color="#999999" style:font-name="Droid Arabic Naskh" fo:font-size="10.5pt" style:font-size-asian="10.5pt" style:font-name-complex="Droid Arabic Naskh"/>
    </style:style>
    <style:style style:name="T44" style:family="text">
      <style:text-properties fo:font-size="9.75pt"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E genes ← Differently expressed genes. OVEREXPRESSED IN TUMORAL SAMPLES?.</text:p>
      <text:p text:style-name="Standard"/>
      <text:p text:style-name="Standard">DEgenes 4 → Adjusting for known covariates + SVA → 7845 genes</text:p>
      <text:p text:style-name="Standard"/>
      <text:p text:style-name="Standard">We</text:p>
      <text:p text:style-name="Standard"/>
      <text:p text:style-name="P10"><text:bookmark text:name="rstudio_console_output"/>&gt; goresults[1:10,]</text:p>
      <text:p text:style-name="P12"><text:span text:style-name="T1"><text:s text:c="7"/></text:span><text:span text:style-name="T2">GOBPID <text:s text:c="5"/>Pvalue OddsRatio ExpCount Count Size</text:span></text:p>
      <text:p text:style-name="P13">1 <text:s/>GO:0010762 0.006784124 <text:s text:c="6"/>Inf 8.856695 <text:s text:c="3"/>13 <text:s text:c="2"/>13</text:p>
      <text:p text:style-name="P13">2 <text:s/>GO:1903543 0.009964112 <text:s text:c="6"/>Inf 8.175411 <text:s text:c="3"/>12 <text:s text:c="2"/>12</text:p>
      <text:p text:style-name="P13">3 <text:s/>GO:0007213 0.014633919 <text:s text:c="6"/>Inf 7.494127 <text:s text:c="3"/>11 <text:s text:c="2"/>11</text:p>
      <text:p text:style-name="P13">4 <text:s/>GO:0032735 0.014633919 <text:s text:c="6"/>Inf 7.494127 <text:s text:c="3"/>11 <text:s text:c="2"/>11</text:p>
      <text:p text:style-name="P13">5 <text:s/>GO:0046636 0.014633919 <text:s text:c="6"/>Inf 7.494127 <text:s text:c="3"/>11 <text:s text:c="2"/>11</text:p>
      <text:p text:style-name="P13">6 <text:s/>GO:0071380 0.014633919 <text:s text:c="6"/>Inf 7.494127 <text:s text:c="3"/>11 <text:s text:c="2"/>11</text:p>
      <text:p text:style-name="P13">7 <text:s/>GO:0010842 0.021491161 <text:s text:c="6"/>Inf 6.812843 <text:s text:c="3"/>10 <text:s text:c="2"/>10</text:p>
      <text:p text:style-name="P13">8 <text:s/>GO:0036092 0.021491161 <text:s text:c="6"/>Inf 6.812843 <text:s text:c="3"/>10 <text:s text:c="2"/>10</text:p>
      <text:p text:style-name="P13">9 <text:s/>GO:0045986 0.021491161 <text:s text:c="6"/>Inf 6.812843 <text:s text:c="3"/>10 <text:s text:c="2"/>10</text:p>
      <text:p text:style-name="P13">10 GO:0007063 0.031559952 <text:s text:c="6"/>Inf 6.131558 <text:s text:c="4"/>9 <text:s text:c="3"/>9</text:p>
      <text:p text:style-name="P12"><text:span text:style-name="T1"><text:s text:c="57"/></text:span><text:span text:style-name="T2">Term</text:span></text:p>
      <text:p text:style-name="P13">1 <text:s text:c="25"/>regulation of fibroblast migration</text:p>
      <text:p text:style-name="P13">2 <text:s text:c="18"/>positive regulation of exosomal secretion</text:p>
      <text:p text:style-name="P13">3 <text:s/>G-protein coupled acetylcholine receptor signaling pathway</text:p>
      <text:p text:style-name="P13">4 <text:s text:c="11"/>positive regulation of interleukin-12 production</text:p>
      <text:p text:style-name="P13">5 <text:s text:c="8"/>negative regulation of alpha-beta T cell activation</text:p>
      <text:p text:style-name="P13">6 <text:s text:c="14"/>cellular response to prostaglandin E stimulus</text:p>
      <text:p text:style-name="P13">7 <text:s text:c="37"/>retina layer formation</text:p>
      <text:p text:style-name="P13">8 <text:s text:c="6"/>phosphatidylinositol-3-phosphate biosynthetic process</text:p>
      <text:p text:style-name="P13">9 <text:s text:c="11"/>negative regulation of smooth muscle contraction</text:p>
      <text:p text:style-name="P13">10 <text:s text:c="19"/>regulation of sister chromatid cohesion</text:p>
      <text:p text:style-name="Standard"/>
      <text:p text:style-name="Standard"/>
      <text:p text:style-name="P12"><text:span text:style-name="T4">1 - Regulation of fibroblast migration</text:span></text:p>
      <text:p text:style-name="P14">Any process that modulates the rate, frequency or extent of fibroblast cell migration. Fibroblast cell migration is accomplished by extension and retraction of a pseudopodium.</text:p>
      <text:p text:style-name="P14"/>
      <text:p text:style-name="P29"><text:span text:style-name="T6">A </text:span><text:span text:style-name="T7">fibroblast </text:span><text:span text:style-name="T6">is a type of cell that syntehesizes the extracellular matrix and collagen, the structural framework (stroma) for animal tissues, and plays a critical role in would healing. Fibroblasts are the most common cells of connectie tissue in animals. </text:span></text:p>
      <text:p text:style-name="P30"/>
      <text:p text:style-name="P29"><text:span text:style-name="T10">Fibroblasts make </text:span><text:span text:style-name="T15">collagens</text:span><text:span text:style-name="T10">, </text:span><text:span text:style-name="T15">glycosaminoglycans</text:span><text:span text:style-name="T10">, </text:span><text:span text:style-name="T15">reticular</text:span><text:span text:style-name="T12"> </text:span><text:span text:style-name="T10">and </text:span><text:span text:style-name="T15">elastic fibers</text:span><text:span text:style-name="T10">, g</text:span><text:span text:style-name="T15">lycoproteins</text:span><text:span text:style-name="T12"> </text:span><text:span text:style-name="T10">found in the </text:span><text:span text:style-name="T15">extracellular matrix</text:span><text:span text:style-name="T10">, and cytokine</text:span><text:span text:style-name="T15">TSLP</text:span><text:span text:style-name="T10">. Growing individuals' fibroblasts are dividing and synthesizing ground substance. </text:span><text:span text:style-name="T13">Tissue damage stimulates fibrocytes and induces the </text:span><text:span text:style-name="T19">mitosis</text:span><text:span text:style-name="T14"> </text:span><text:span text:style-name="T13">of fibroblasts</text:span><text:span text:style-name="T10">.</text:span></text:p>
      <text:p text:style-name="P31"/>
      <text:p text:style-name="P29"><text:span text:style-name="T15">Tumours are known as wounds that do not heal — this implies that cells that are involved in angiogenesis and the response to injury, such as endothelial cells and fibroblasts, have a prominent role in the progression, growth and spread of cancers. Fibroblasts are associated with cancer cells at all stages of cancer progression, and their structural and functional contributions to this process are beginning to emerge. Their production of growth factors, chemokines and extracellular matrix facilitates the angiogenic </text:span><text:soft-page-break/><text:span text:style-name="T15">recruitment of endothelial cells and pericytes. </text:span><text:span text:style-name="T19">Fibroblasts are therefore a key determinant in the malignant progression of cancer and represent an important target for cancer therapies.</text:span></text:p>
      <text:p text:style-name="P1"/>
      <text:p text:style-name="P12"><text:span text:style-name="T27">Raghu Kalluri, Michael Zeisberg. </text:span><text:bookmark text:name="atl"/><text:span text:style-name="T27">Fibroblasts in cancer. Nature Reviews Cancer 6, 392-401 (May 2006) | :10.1038/nrc1877</text:span></text:p>
      <text:p text:style-name="P12"><text:span text:style-name="T28">→ </text:span><text:span text:style-name="T27">(Kalluri, Z, 2006)</text:span></text:p>
      <text:p text:style-name="P17"/>
      <text:p text:style-name="P17">@Article{Kalluri2006,</text:p>
      <text:p text:style-name="P17">author={Kalluri, Raghu</text:p>
      <text:p text:style-name="P17">and Zeisberg, Michael},</text:p>
      <text:p text:style-name="P17">title={Fibroblasts in cancer},</text:p>
      <text:p text:style-name="P17">journal={Nat Rev Cancer},</text:p>
      <text:p text:style-name="P17">year={2006},</text:p>
      <text:p text:style-name="P17">month={May},</text:p>
      <text:p text:style-name="P17">publisher={Nature Publishing Group},</text:p>
      <text:p text:style-name="P17">volume={6},</text:p>
      <text:p text:style-name="P17">number={5},</text:p>
      <text:p text:style-name="P17">pages={392-401},</text:p>
      <text:p text:style-name="P17">issn={1474-175X},</text:p>
      <text:p text:style-name="P17">doi={10.1038/nrc1877},</text:p>
      <text:p text:style-name="P17">url={http://dx.doi.org/10.1038/nrc1877}</text:p>
      <text:p text:style-name="P17">}</text:p>
      <text:p text:style-name="P17"/>
      <text:p text:style-name="P14">Our biggest set of DEgenes involved in a same GO-term function are increasing the fibroblast migration. Therefore, we understand that those genes are more expressed in tumoral samples, increasing the fibroblast levels in favor ouf the cancer progression. <text:s/></text:p>
      <text:p text:style-name="P14"/>
      <text:p text:style-name="P12"><text:span text:style-name="T4">2 - Positive regulation of exosomal secretion</text:span></text:p>
      <text:p text:style-name="P14">Any process that activates or increases the frequency, rate or extent of exosomal secretion.</text:p>
      <text:p text:style-name="P14"/>
      <text:p text:style-name="P29"><text:span text:style-name="T18">Exosomes </text:span><text:span text:style-name="T16">a</text:span><text:span text:style-name="T15">re small membrane vesicles, secreted by most cell types from multivesicular endosomes, and thought to play important roles in intercellular communications. … It is now clear that not only immune cells but probably all cell types are able to secrete exosomes:</text:span><text:span text:style-name="T19"> their range of possible functions expands well beyond immunology to neurobiology, stem cell and tumor biology</text:span></text:p>
      <text:p text:style-name="P32"/>
      <text:p text:style-name="P29"><text:soft-page-break/><text:span text:style-name="T15">Exosomes can shuttle bioactive molecules including proteins, DNA, mRNA, as well as non-coding RNAs from one cell to another, leading to the exchange of genetic information and reprogramming of the recipient cells.</text:span><text:span text:style-name="T19"> Increasing evidence suggests that tumor cells release excessive amount of exosomes</text:span><text:span text:style-name="T15">, which may influence tumor initiation, growth, progression, metastasis, and drug resistance. In addition, exosomes transfer message from tumor cells to immune cells and stromal cells, contributing to the escape from immune surveillance and the formation of tumor niche.</text:span></text:p>
      <text:p text:style-name="P33"/>
      <text:p text:style-name="P17">Zhang X, Yuan X, Shi H, Wu L, Qian H, Xu W. Exosomes in cancer: small particle, big player. Journal of Hematology &amp; Oncology. 2015;8:83. doi:10.1186/s13045-015-0181-x.</text:p>
      <text:p text:style-name="P12"><text:span text:style-name="T28">→ </text:span><text:span text:style-name="T27">(Zhang X, 2015)</text:span></text:p>
      <text:p text:style-name="P12"><text:span text:style-name="T27"/></text:p>
      <text:p text:style-name="P19">@Article{pmid26156517,</text:p>
      <text:p text:style-name="P11"><text:s text:c="3"/><text:span text:style-name="T44">Author="Zhang, X. <text:s/>and Yuan, X. <text:s/>and Shi, H. <text:s/>and Wu, L. <text:s/>and Qian, H. <text:s/>and Xu, W. ",</text:span></text:p>
      <text:p text:style-name="P11"><text:s text:c="3"/><text:span text:style-name="T44">Title="{{E}xosomes in cancer: small particle, big player}",</text:span></text:p>
      <text:p text:style-name="P11"><text:s text:c="3"/><text:span text:style-name="T44">Journal="J Hematol Oncol",</text:span></text:p>
      <text:p text:style-name="P11"><text:s text:c="3"/><text:span text:style-name="T44">Year="2015",</text:span></text:p>
      <text:p text:style-name="P11"><text:s text:c="3"/><text:span text:style-name="T44">Volume="8",</text:span></text:p>
      <text:p text:style-name="P11"><text:s text:c="3"/><text:span text:style-name="T44">Pages="83"</text:span></text:p>
      <text:p text:style-name="P44">}</text:p>
      <text:p text:style-name="Text_20_body"><text:line-break/><text:span text:style-name="T24">We understand that the genes involved in this GO term are more expressed in tumoral samples, increasing the exosomal secretion in favor ouf the cancer progression. <text:s/></text:span></text:p>
      <text:p text:style-name="P22"/>
      <text:p text:style-name="P15"><text:span text:style-name="T3">3 - G-protein coupled acetylcholine receptor signaling pathway</text:span></text:p>
      <text:p text:style-name="P16"/>
      <text:p text:style-name="P14">Any series of molecular signals initiated by an acetylcholine receptor on the surface of the target cell binding to one of its physiological ligands, and proceeding with the activated receptor promoting the exchange of GDP for GTP on the alpha-subunit of an associated heterotrimeric G-protein complex. The GTP-bound activated alpha-G-protein then dissociates from the beta- and gamma-subunits to further transmit the signal within the cell. The pathway begins with receptor-ligand interaction and ends with regulation of a downstream cellular process, e.g. transcription.</text:p>
      <text:p text:style-name="P35"/>
      <text:p text:style-name="P34"><text:span text:style-name="T18">G proteins</text:span><text:span text:style-name="T15">, also known as guanine nucleotide-binding proteins, are a family of proteins that act as molecular switchesinside cells, and are involved in </text:span><text:span text:style-name="T19">transmitting signals from a variety of stimuli outside a cell to its interior</text:span><text:span text:style-name="T15">. </text:span></text:p>
      <text:p text:style-name="P36"/>
      <text:p text:style-name="P34"><text:span text:style-name="T15">G-protein-coupled receptors (GPCRs), the largest family of cell-surface molecules </text:span><text:soft-page-break/><text:span text:style-name="T15">involved in signal transmission, have recently emerged as </text:span><text:span text:style-name="T19">crucial players in tumour growth and metastasis</text:span><text:span text:style-name="T15">. Malignant cells often hijack the normal physiological functions of GPCRs to survive, proliferate autonomously, evade the immune system, increase their blood supply, invade their surrounding tissues and disseminate to other organs.</text:span></text:p>
      <text:p text:style-name="P37"/>
      <text:p text:style-name="P20">@Article{pmid16211229,</text:p>
      <text:p text:style-name="P11"><text:s text:c="3"/><text:span text:style-name="T44">Author="Li, S. <text:s/>and Huang, S. <text:s/>and Peng, S. B. ",</text:span></text:p>
      <text:p text:style-name="P11"><text:s text:c="3"/><text:span text:style-name="T44">Title="{{O}verexpression of {G} protein-coupled receptors in cancer cells: involvement in tumor progression}",</text:span></text:p>
      <text:p text:style-name="P11"><text:s text:c="3"/><text:span text:style-name="T44">Journal="Int. J. Oncol.",</text:span></text:p>
      <text:p text:style-name="P11"><text:s text:c="3"/><text:span text:style-name="T44">Year="2005",</text:span></text:p>
      <text:p text:style-name="P11"><text:s text:c="3"/><text:span text:style-name="T44">Volume="27",</text:span></text:p>
      <text:p text:style-name="P11"><text:s text:c="3"/><text:span text:style-name="T44">Number="5",</text:span></text:p>
      <text:p text:style-name="P11"><text:s text:c="3"/><text:span text:style-name="T44">Pages="1329--1339",</text:span></text:p>
      <text:p text:style-name="P11"><text:s text:c="3"/><text:span text:style-name="T44">Month="Nov"</text:span></text:p>
      <text:p text:style-name="P44">}</text:p>
      <text:p text:style-name="Text_20_body"><text:line-break/><text:span text:style-name="T4">4 - Positive regulation of interleukin-12 production</text:span></text:p>
      <text:p text:style-name="P35">Any process that activates or increases the frequency, rate, or extent of interleukin-12 production.</text:p>
      <text:p text:style-name="P34"><text:span text:style-name="T15">Interleukin (IL)-12 was cloned on the basis of its ability to activate natural killer (NK) cells and promote the development of cytolytic T cells. With further understanding of its activities, IL-12 has emerged as an important cytokine, affecting both immune and hematologic functions. IL-12 thus </text:span><text:span text:style-name="T19">functions to activate and to link the innate and acquired immune responses.</text:span><text:span text:style-name="T15"> The therapeutic potential of these activities is suggested by studies in tumor and microbial models.</text:span></text:p>
      <text:p text:style-name="P36"/>
      <text:p text:style-name="P34"><text:span text:style-name="T15">IL-12 utilizes effector mechanisms of both innate resistance and adaptive immunity to </text:span><text:span text:style-name="T19">mediate anti-tumor resistance</text:span><text:span text:style-name="T15">. </text:span></text:p>
      <text:list xml:id="list4510094186395088065" text:style-name="WW8Num1">
        <text:list-item>
          <text:h text:style-name="P9" text:outline-level="1"><text:span text:style-name="T27">Department of Experimental Oncology, Immunotherapy and Gene Therapy Unit, Istituto Nazionale Tumori, Via G. Venezian 1, Milan 20133, Italy. mcolombo@istitutotumori.mi.it Interleukin-12 in anti-tumor immunity and immunotherapy. Cytokine Growth Factor Rev. 2002 Apr;13(2):155-68. </text:span></text:h>
        </text:list-item>
      </text:list>
      <text:p text:style-name="P8"><text:span text:style-name="T28">→ </text:span><text:span text:style-name="T27">(Department of experimental Oncology, 2002).</text:span></text:p>
      <text:p text:style-name="P51"/>
      <text:p text:style-name="P20">@Article{pmid11900991,</text:p>
      <text:p text:style-name="P11"><text:s text:c="3"/><text:span text:style-name="T44">Author="Colombo, M. P. <text:s/>and Trinchieri, G. ",</text:span></text:p>
      <text:p text:style-name="P11"><text:s text:c="3"/><text:span text:style-name="T44">Title="{{I}nterleukin-12 in anti-tumor immunity and immunotherapy}",</text:span></text:p>
      <text:p text:style-name="P11"><text:s text:c="3"/><text:span text:style-name="T44">Journal="Cytokine Growth Factor Rev.",</text:span></text:p>
      <text:p text:style-name="P11"><text:s text:c="3"/><text:span text:style-name="T44">Year="2002",</text:span></text:p>
      <text:p text:style-name="P11"><text:s text:c="3"/><text:span text:style-name="T44">Volume="13",</text:span></text:p>
      <text:p text:style-name="P11"><text:s text:c="3"/><text:span text:style-name="T44">Number="2",</text:span></text:p>
      <text:p text:style-name="P11"><text:s text:c="3"/><text:span text:style-name="T44">Pages="155--168",</text:span></text:p>
      <text:p text:style-name="P11"><text:s text:c="3"/><text:span text:style-name="T44">Month="Apr"</text:span></text:p>
      <text:p text:style-name="P44">}</text:p>
      <text:p text:style-name="P48"><text:soft-page-break/><text:span text:style-name="T37"/></text:p>
      <text:p text:style-name="P47"/>
      <text:p text:style-name="P12"><text:span text:style-name="T4">5 - Negative regulation of alpha-beta T cell activation</text:span></text:p>
      <text:p text:style-name="P14">Any process that stops, prevents, or reduces the frequency, rate or extent of alpha-beta T cell activation. </text:p>
      <text:p text:style-name="P5"><text:span text:style-name="T15">The T cell receptor or TCR is a molecule found on the surface of T lymphocytes (or T cells)</text:span><text:bookmark text:name="cite_ref-KindtGoldsby2007_1-0"/><text:span text:style-name="T15">[1] that is responsible for </text:span><text:span text:style-name="T19">recognizing fragments of antigen </text:span><text:span text:style-name="T15">as peptides bound to major histocompatibility complex (MHC) molecules. </text:span></text:p>
      <text:p text:style-name="P2"/>
      <text:p text:style-name="P3"><text:span text:style-name="T23">The negative regulation of T cell activation will leave the cytotoxic T cells (T lymphocyte) inactive, preventing them to kill the cancer cells. Therefore, in a tumor sample we can expect those genes with this GO function to be overexpressed. </text:span></text:p>
      <text:p text:style-name="P2"/>
      <text:p text:style-name="P18">@Article{pmid19879162,</text:p>
      <text:p text:style-name="P11"><text:s text:c="3"/><text:span text:style-name="T44">Author="Martin-Orozco, N. <text:s/>and Muranski, P. <text:s/>and Chung, Y. <text:s/>and Yang, X. O. <text:s/>and Yamazaki, T. <text:s/>and Lu, S. <text:s/>and Hwu, P. <text:s/>and Restifo, N. P. <text:s/>and Overwijk, W. W. <text:s/>and Dong, C. ",</text:span></text:p>
      <text:p text:style-name="P11"><text:s text:c="3"/><text:span text:style-name="T44">Title="{{T} helper 17 cells promote cytotoxic {T} cell activation in tumor immunity}",</text:span></text:p>
      <text:p text:style-name="P11"><text:s text:c="3"/><text:span text:style-name="T44">Journal="Immunity",</text:span></text:p>
      <text:p text:style-name="P11"><text:s text:c="3"/><text:span text:style-name="T44">Year="2009",</text:span></text:p>
      <text:p text:style-name="P11"><text:s text:c="3"/><text:span text:style-name="T44">Volume="31",</text:span></text:p>
      <text:p text:style-name="P11"><text:s text:c="3"/><text:span text:style-name="T44">Number="5",</text:span></text:p>
      <text:p text:style-name="P11"><text:s text:c="3"/><text:span text:style-name="T44">Pages="787--798",</text:span></text:p>
      <text:p text:style-name="P11"><text:s text:c="3"/><text:span text:style-name="T44">Month="Nov"</text:span></text:p>
      <text:p text:style-name="P44">}</text:p>
      <text:p text:style-name="P12"><text:span text:style-name="T4">6 - Cellular response to prostaglandin E stimulus</text:span></text:p>
      <text:p text:style-name="P14">Any process that results in a change in state or activity of a cell (in terms of movement, secretion, enzyme production, gene expression, etc.) as a result of a prostagladin E stimulus. </text:p>
      <text:p text:style-name="P14"/>
      <text:p text:style-name="P38"><text:span text:style-name="T15">The </text:span><text:span text:style-name="T18">prostaglandins (PG) </text:span><text:span text:style-name="T15">are a group of physiologically active lipid compounds having diverse hormone-like effects in animals. </text:span></text:p>
      <text:p text:style-name="P39">Prostaglandin E is a family of naturally occurring prostaglandins and may be used pharmaceutically in medicine.</text:p>
      <text:p text:style-name="P39"/>
      <text:p text:style-name="P38"><text:span text:style-name="T15">The best known targets of NSAIDs are cyclooxygenase (COX) enzymes, which convert arachidonic acid to prostaglandins (PGs) and thromboxane. COX‐2 derived prostaglandin E2(PGE2) </text:span><text:span text:style-name="T19">can promote tumour growth by binding its receptors and activating signalling pathways which control cell proliferation, migration, apoptosis, and/or angiogenesis</text:span><text:span text:style-name="T15">. </text:span></text:p>
      <text:p text:style-name="P23"/>
      <text:p text:style-name="P23"/>
      <text:p text:style-name="P23"/>
      <text:p text:style-name="P23"/>
      <text:p text:style-name="P21"><text:soft-page-break/>@Article{pmid16118353,</text:p>
      <text:p text:style-name="P11"><text:s text:c="3"/><text:span text:style-name="T44">Author="Wang, D. <text:s/>and Dubois, R. N. ",</text:span></text:p>
      <text:p text:style-name="P11"><text:s text:c="3"/><text:span text:style-name="T44">Title="{{P}rostaglandins and cancer}",</text:span></text:p>
      <text:p text:style-name="P11"><text:s text:c="3"/><text:span text:style-name="T44">Journal="Gut",</text:span></text:p>
      <text:p text:style-name="P11"><text:s text:c="3"/><text:span text:style-name="T44">Year="2006",</text:span></text:p>
      <text:p text:style-name="P11"><text:s text:c="3"/><text:span text:style-name="T44">Volume="55",</text:span></text:p>
      <text:p text:style-name="P11"><text:s text:c="3"/><text:span text:style-name="T44">Number="1",</text:span></text:p>
      <text:p text:style-name="P11"><text:s text:c="3"/><text:span text:style-name="T44">Pages="115--122",</text:span></text:p>
      <text:p text:style-name="P11"><text:s text:c="3"/><text:span text:style-name="T44">Month="Jan"</text:span></text:p>
      <text:p text:style-name="P44">}</text:p>
      <text:p text:style-name="P4"><text:span text:style-name="T25">Higher expression or stimulation of Pgs can be understood in tumor samples. </text:span></text:p>
      <text:p text:style-name="P2"/>
      <text:p text:style-name="P12"><text:span text:style-name="T4">7 - Retina layer formation</text:span></text:p>
      <text:p text:style-name="P14">The process in which the vertebrate retina is organized into three laminae: the outer nuclear layer (ONL), which contains photoreceptor nuclei; the inner nuclear layer (INL), which contains amacrine, bipolar and horizontal cells; and the retinal ganglion cell (RGC) layer. Between the inner and outer nuclear layers, the outer plexiform layer (OPL) contains connections between the photoreceptors and bipolar and horizontal cells. The inner plexiform layer (IPL) is positioned between the INL and the ganglion cell layer and contains the dendrites of RGCs and processes of bipolar and amacrine cells. Spanning all layers of the retina are the radially oriented Mueller glia.</text:p>
      <text:p text:style-name="P14"/>
      <text:p text:style-name="P14">Doesn't make any sense</text:p>
      <text:p text:style-name="P14"/>
      <text:p text:style-name="P14"/>
      <text:p text:style-name="P12"><text:span text:style-name="T4">8 - Phosphatidylinositol-3-phosphate biosynthetic process</text:span></text:p>
      <text:p text:style-name="P14">The chemical reactions and pathways resulting in the formation of phosphatidylinositol-3-phosphate, a phosphatidylinositol monophosphate carrying the phosphate group at the 3-position.</text:p>
      <text:p text:style-name="P14"/>
      <text:p text:style-name="P6">Phosphatidylinositol 3-phosphate (PtdIns3P or PI3P) is a phospholipid found in cell membranes that helps to recruit a range of proteins, many of which are involved in protein trafficking, to the membranes. It is the product of both the class II and IIIphosphoinositide 3-kinases (PI 3-kinases) activity on phosphatidylinositol.</text:p>
      <text:p text:style-name="P43">PTEN is a lipid phosphatase that acts as a tumor suppressor through its action on the PI3K/Akt signaling pathway. </text:p>
      <text:p text:style-name="P26"/>
      <text:p text:style-name="P26">@Article{Bucci2015,</text:p>
      <text:p text:style-name="P26">author={Bucci, Mirella},</text:p>
      <text:p text:style-name="P26">title={Lipid-protein interactions: Three sites in PTEN},</text:p>
      <text:p text:style-name="P26"><text:soft-page-break/>journal={Nat Chem Biol},</text:p>
      <text:p text:style-name="P26">year={2015},</text:p>
      <text:p text:style-name="P26">month={Mar},</text:p>
      <text:p text:style-name="P26">publisher={Nature Publishing Group, a division of Macmillan Publishers Limited. All Rights Reserved.},</text:p>
      <text:p text:style-name="P26">volume={11},</text:p>
      <text:p text:style-name="P26">number={3},</text:p>
      <text:p text:style-name="P26">pages={175-175},</text:p>
      <text:p text:style-name="P26">note={Research Highlights},</text:p>
      <text:p text:style-name="P26">issn={1552-4450},</text:p>
      <text:p text:style-name="P26">url={http://dx.doi.org/10.1038/nchembio.1765}</text:p>
      <text:p text:style-name="P26">}</text:p>
      <text:p text:style-name="P27"/>
      <text:p text:style-name="P12"><text:span text:style-name="T4">9 - Negative regulation of smooth muscle contraction</text:span></text:p>
      <text:p text:style-name="P14">Any process that stops, prevents, or reduces the frequency, rate or extent of smooth muscle contraction.</text:p>
      <text:p text:style-name="P25"/>
      <text:p text:style-name="P36">The uterus is unique among smooth muscular organs in that, during pregnancy, it undergoes profound, largely reversible, changes orchestrated by the ovarian hormones. </text:p>
      <text:p text:style-name="P24"/>
      <text:p text:style-name="P24"/>
      <text:p text:style-name="P24"/>
      <text:p text:style-name="P36">Fibroids are benign tumors of smooth muscle, which is the type of muscle that makes up the uterus. Fibroids are believed to alter muscular contraction of the uterus, which may prevent the uterus from controlling the degree of bleeding during a patient's period.</text:p>
      <text:p text:style-name="P36"/>
      <text:p text:style-name="P28"><text:a xlink:type="simple" xlink:href="http://www.fibroidoptions.com/backgrnd.htm"><text:span text:style-name="Internet_20_link"><text:span text:style-name="T29">http://www.fibroidoptions.com/backgrnd.htm</text:span></text:span></text:a></text:p>
      <text:p text:style-name="P28"/>
      <text:p text:style-name="P28"><text:span text:style-name="Source_20_Text"><text:span text:style-name="T32">@ONLINE{Doe:2009:Online,<text:line-break/>author = {</text:span></text:span><text:span text:style-name="Source_20_Text"><text:span text:style-name="T33">Georgetown Unversity Hospital</text:span></text:span><text:span text:style-name="Source_20_Text"><text:span text:style-name="T32">},<text:line-break/>title = {</text:span></text:span><text:span text:style-name="Source_20_Text"><text:span text:style-name="T33">What are fibroids?</text:span></text:span><text:span text:style-name="Source_20_Text"><text:span text:style-name="T32">{@ONLINE}},<text:line-break/>url = {</text:span></text:span><text:a xlink:type="simple" xlink:href="http://www.fibroidoptions.com/backgrnd.htm"><text:span text:style-name="Internet_20_link"><text:span text:style-name="T29">http://www.fibroidoptions.com/backgrnd.htm</text:span></text:span></text:a><text:span text:style-name="Source_20_Text"><text:span text:style-name="T32">}<text:line-break/>}</text:span></text:span><text:line-break/></text:p>
      <text:p text:style-name="P16">10 - Regulation of sister chromatid cohesion</text:p>
      <text:p text:style-name="P14">Any process that modulates the frequency, rate or extent of sister chromatid cohesion. </text:p>
      <text:p text:style-name="P14"/>
      <text:p text:style-name="P40">Sister chromatid cohesion refers to the process by which sister chromatids are paired and held together during certain phases of the cell cycle. Establishment of sister chromatid cohesion is the process by which chromatin-associated cohesin protein <text:soft-page-break/>becomes competent to physically bind together the sister chromatids. In general, cohesion is established during S phase as DNA is replicated, and is lost when chromosomes segregate during mitosis and meiosis. </text:p>
      <text:p text:style-name="P42"/>
      <text:p text:style-name="P38"><text:span text:style-name="T17">Chromosome instability manifests as an abnormal chromosome complement and is a pathogenic event in cancer. Although a correlation between abnormal chromosome numbers and cancer exist, the underlying mechanisms that cause chromosome instability are poorly understood. Recent data suggests t</text:span><text:span text:style-name="T20">hat aberrant sister chromatid cohesion causes chromosome instability and thus contributes to the development of cancer</text:span><text:span text:style-name="T17">. </text:span></text:p>
      <text:p text:style-name="P40"/>
      <text:p text:style-name="P41">@Article{Sajesh2013,</text:p>
      <text:p text:style-name="P41">author={Sajesh, Babu V.</text:p>
      <text:p text:style-name="P41">and Lichtensztejn, Zelda</text:p>
      <text:p text:style-name="P41">and McManus, Kirk J.},</text:p>
      <text:p text:style-name="P41">title={Sister chromatid cohesion defects are associated with chromosome instability in Hodgkin lymphoma cells},</text:p>
      <text:p text:style-name="P41">journal={BMC Cancer},</text:p>
      <text:p text:style-name="P41">year={2013},</text:p>
      <text:p text:style-name="P41">volume={13},</text:p>
      <text:p text:style-name="P41">number={1},</text:p>
      <text:p text:style-name="P41">pages={1-10},</text:p>
      <text:p text:style-name="P41">abstract={Chromosome instability manifests as an abnormal chromosome complement and is a pathogenic event in cancer. Although a correlation between abnormal chromosome numbers and cancer exist, the underlying mechanisms that cause chromosome instability are poorly understood. Recent data suggests that aberrant sister chromatid cohesion causes chromosome instability and thus contributes to the development of cancer. Cohesion normally functions by tethering nascently synthesized chromatids together to prevent premature segregation and thus chromosome instability. Although the prevalence of aberrant cohesion has been reported for some solid tumors, its prevalence within liquid tumors is unknown. Consequently, the current study was undertaken to evaluate aberrant cohesion within Hodgkin lymphoma, a lymphoid malignancy that frequently exhibits chromosome instability.},</text:p>
      <text:p text:style-name="P41">issn={1471-2407},</text:p>
      <text:p text:style-name="P41">doi={10.1186/1471-2407-13-391},</text:p>
      <text:p text:style-name="P41">url={http://dx.doi.org/10.1186/1471-2407-13-391}</text:p>
      <text:p text:style-name="P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 svg:font-family="'Ubuntu Mono'"/>
    <style:font-face style:name="Verdana" svg:font-family="Verdana, arial"/>
    <style:font-face style:name="Droid Sans Fallback1" svg:font-family="'Droid Sans Fallback'" style:font-family-generic="modern"/>
    <style:font-face style:name="Liberation Mono1" svg:font-family="'Liberation Mono', 'Courier New'" style:font-family-generic="modern"/>
    <style:font-face style:name="FreeSans1" svg:font-family="FreeSans" style:font-family-generic="swiss"/>
    <style:font-face style:name="arial" svg:font-family="arial, helvetica" style:font-family-generic="swiss"/>
    <style:font-face style:name="Droid Sans Fallback3" svg:font-family="'Droid Sans Fallback'" style:font-family-generic="modern" style:font-pitch="fixed"/>
    <style:font-face style:name="Liberation Mono" svg:font-family="'Liberation Mono'" style:font-family-generic="modern" style:font-pitch="fixed"/>
    <style:font-face style:name="Droid Arabic Naskh" svg:font-family="'Droid Arabic Naskh'" style:font-pitch="variable"/>
    <style:font-face style:name="Droid Sans Fallback2"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2"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2"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WW8Num1" style:class="text">
      <style:paragraph-properties fo:margin-top="0.1665in" fo:margin-bottom="0.0835in" style:contextual-spacing="false"/>
      <style:text-properties style:font-name="Liberation Serif1" fo:font-family="'Liberation Serif', 'Times New Roman'" style:font-family-generic="roman" style:font-pitch="variable" fo:font-size="24pt" fo:font-weight="bold" style:font-name-asian="Droid Sans Fallback2" style:font-family-asian="'Droid Sans Fallback'" style:font-pitch-asian="variable" style:font-size-asian="24pt" style:font-weight-asian="bold" style:font-name-complex="FreeSans2" style:font-family-complex="FreeSans" style:font-pitch-complex="variable" style:font-size-complex="24pt" style:font-weight-complex="bold"/>
    </style:style>
    <style:style style:name="Heading_20_2" style:display-name="Heading 2" style:family="paragraph" style:parent-style-name="Heading" style:next-style-name="Text_20_body" style:default-outline-level="2" style:list-style-name="WW8Num1" style:class="text">
      <style:paragraph-properties fo:margin-top="0.139in" fo:margin-bottom="0.0835in" style:contextual-spacing="false"/>
      <style:text-properties style:font-name="Liberation Serif1" fo:font-family="'Liberation Serif', 'Times New Roman'" style:font-family-generic="roman" style:font-pitch="variable" fo:font-size="18pt" fo:font-weight="bold" style:font-name-asian="Droid Sans Fallback2" style:font-family-asian="'Droid Sans Fallback'" style:font-pitch-asian="variable" style:font-size-asian="18pt" style:font-weight-asian="bold" style:font-name-complex="FreeSans2" style:font-family-complex="FreeSans"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Courier New'" style:font-family-generic="modern" fo:font-size="10pt" style:font-name-asian="Droid Sans Fallback1" style:font-family-asian="'Droid Sans Fallback'" style:font-family-generic-asian="modern" style:font-size-asian="10pt" style:font-name-complex="Liberation Mono1" style:font-family-complex="'Liberation Mono', 'Courier New'" style:font-family-generic-complex="modern"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3" style:font-family-asian="'Droid Sans Fallback'"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3:23:53.026492131</meta:creation-date>
    <meta:editing-duration>P2171DT9H31M44S</meta:editing-duration>
    <dc:date>2016-06-17T13:30:52.514668880</dc:date>
    <meta:editing-cycles>1</meta:editing-cycles>
    <meta:document-statistic meta:table-count="0" meta:image-count="0" meta:object-count="0" meta:page-count="8" meta:paragraph-count="170" meta:word-count="2022" meta:character-count="15095" meta:non-whitespace-character-count="12751"/>
    <meta:generator>LibreOffice/4.2.8.2$Linux_X86_64 LibreOffice_project/420m0$Build-2</meta:generator>
  </office:meta>
</office:document-meta>
</file>